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ac92f" officeooo:paragraph-rsid="000ac92f"/>
    </style:style>
    <style:style style:name="P2" style:family="paragraph" style:parent-style-name="Standard">
      <style:text-properties officeooo:rsid="000c899d" officeooo:paragraph-rsid="000c899d"/>
    </style:style>
    <style:style style:name="P3" style:family="paragraph" style:parent-style-name="Standard">
      <style:text-properties officeooo:rsid="0016a16b" officeooo:paragraph-rsid="0016a16b"/>
    </style:style>
    <style:style style:name="T1" style:family="text">
      <style:text-properties officeooo:rsid="000c899d"/>
    </style:style>
    <style:style style:name="T2" style:family="text">
      <style:text-properties officeooo:rsid="000e0758"/>
    </style:style>
    <style:style style:name="T3" style:family="text">
      <style:text-properties officeooo:rsid="001116e7"/>
    </style:style>
    <style:style style:name="T4" style:family="text">
      <style:text-properties officeooo:rsid="00125d14"/>
    </style:style>
    <style:style style:name="T5" style:family="text">
      <style:text-properties officeooo:rsid="001a7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tex -v 查看latex版本信息</text:p>
      <text:p text:style-name="P1">tlmgr update -–all 更新latex</text:p>
      <text:p text:style-name="P1">latex <text:span text:style-name="T1">text.</text:span><text:span text:style-name="T3">tex</text:span><text:span text:style-name="T1"> 编译文件</text:span></text:p>
      <text:p text:style-name="P2"><text:span text:style-name="T4">dvipdfmx</text:span> text.dvi 生成pdf文件</text:p>
      <text:p text:style-name="P2">编译中文要utf<text:span text:style-name="T2">8格式还要引入宏包ctex</text:span></text:p>
      <text:p text:style-name="P2">xelatex text.<text:span text:style-name="T5">tex 编译文件并生成pdf</text:span></text:p>
      <text:p text:style-name="P3">del *.dvi 删除非必须文件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5T11:21:19.154000000</dc:date>
    <meta:editing-duration>PT16M36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7" meta:word-count="63" meta:character-count="155" meta:non-whitespace-character-count="142"/>
  </office:meta>
</office:document-meta>
</file>